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FBX1095" svg:font-family="SFBX1095" style:font-family-generic="roman" style:font-pitch="variable"/>
    <style:font-face style:name="SFRM1095" svg:font-family="SFRM1095"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font-style-asian="italic" style:font-style-complex="italic"/>
    </style:style>
    <style:style style:name="P2" style:family="paragraph" style:parent-style-name="Standard">
      <style:text-properties style:font-name="SFRM1095" fo:font-size="11pt" fo:font-style="italic" style:font-size-asian="11pt" style:font-style-asian="italic" style:font-style-complex="italic"/>
    </style:style>
    <style:style style:name="P3" style:family="paragraph" style:parent-style-name="Standard">
      <style:paragraph-properties fo:text-align="start" style:justify-single-word="false"/>
      <style:text-properties style:font-name="SFRM1095" fo:font-size="11pt" fo:font-style="italic" style:font-size-asian="11pt" style:font-style-asian="italic" style:font-style-complex="italic"/>
    </style:style>
    <style:style style:name="P4" style:family="paragraph" style:parent-style-name="Standard">
      <style:text-properties style:font-name="SFRM1095" fo:font-size="11pt" style:font-size-asian="11pt"/>
    </style:style>
    <style:style style:name="P5" style:family="paragraph" style:parent-style-name="Standard">
      <style:text-properties style:font-name="SFRM1095" fo:font-size="11pt" officeooo:rsid="001e0c32" officeooo:paragraph-rsid="001e0c32" style:font-size-asian="11pt"/>
    </style:style>
    <style:style style:name="P6" style:family="paragraph" style:parent-style-name="Standard">
      <style:text-properties style:font-name="SFRM1095" fo:font-size="11pt" officeooo:rsid="001fcf02" officeooo:paragraph-rsid="001fcf02" style:font-size-asian="11pt"/>
    </style:style>
    <style:style style:name="P7" style:family="paragraph" style:parent-style-name="Standard">
      <style:text-properties officeooo:rsid="001fcf02" officeooo:paragraph-rsid="001fcf02"/>
    </style:style>
    <style:style style:name="P8" style:family="paragraph" style:parent-style-name="Standard">
      <style:text-properties officeooo:rsid="002166d2" officeooo:paragraph-rsid="002166d2"/>
    </style:style>
    <style:style style:name="P9" style:family="paragraph" style:parent-style-name="Heading_20_5">
      <style:text-properties officeooo:rsid="001fcf02" officeooo:paragraph-rsid="001fcf02"/>
    </style:style>
    <style:style style:name="T1" style:family="text">
      <style:text-properties style:font-name="SFRM1095" fo:font-size="11pt" style:font-size-asian="11pt"/>
    </style:style>
    <style:style style:name="T2" style:family="text">
      <style:text-properties style:font-name="SFBX1095" fo:font-size="11pt" style:font-size-asian="11pt"/>
    </style:style>
    <style:style style:name="T3" style:family="text">
      <style:text-properties officeooo:rsid="00211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Document organique : </text:span><text:span text:style-name="T1">ce document présente l’ossature du logiciel de résolution du problème.</text:span></text:p>
      <text:p text:style-name="P3">Il décrit de manière détaillée les différentes classes (C++, Java) du programme</text:p>
      <text:p text:style-name="P2">(variables, méthodes, données,...) et leurs rôles dans le logiciel.</text:p>
      <text:p text:style-name="P4"/>
      <text:p text:style-name="P4"/>
      <text:p text:style-name="P5">=&gt; Diargramme UML avec description écrite des classe et méthode principale</text:p>
      <text:p text:style-name="P5"/>
      <text:p text:style-name="P5"/>
      <text:p text:style-name="P5"/>
      <text:p text:style-name="P5"/>
      <text:p text:style-name="P6">Le programme est décomposé en deux partie.</text:p>
      <text:p text:style-name="P6">Une partie interface utilisateur, permettant la visualisation des donnée, et le contrôle du programme.</text:p>
      <text:p text:style-name="P6">Une partie modèle, représentant le problème étudié et les différentes classes utilisée pour le résoudre.</text:p>
      <text:p text:style-name="P6"/>
      <text:p text:style-name="P9">Partie interface utilisateur</text:p>
      <text:p text:style-name="P7">Le classe FenetrePricipale, sera utilise en tant que fenetre principal du programme.</text:p>
      <text:p text:style-name="P7">Elle comprendra différente classe permettant la vue et le contrôle du problème.</text:p>
      <text:p text:style-name="P7"/>
      <text:p text:style-name="P7">La représentation graphique du problème, ( classe RepresentationGraphique) , aurra accès au problème chargé, et représentera les noeud et arrète du problème. Les noeud étant, si possible possitioné celon leurs coordonée, tandis que la taille des arrete ne sera pas lié à leurs poids.</text:p>
      <text:p text:style-name="P7"/>
      <text:p text:style-name="P7">La classe listeNoeud, listera l'ensemble des noeud du problème actuellement chargé. Il sera possible de déroulé l'ensemble des arretes d'un noeud. Pour cela, cette classe à elle aussi un accès au problème actuel.</text:p>
      <text:p text:style-name="P7"/>
      <text:p text:style-name="P7">La classe log, sera utilisé de manière similaire à une console de sortie. Initialement vide, les champs <text:s/>text seront remplis par appèlle sucessif à la fonction print.</text:p>
      <text:p text:style-name="P7"/>
      <text:p text:style-name="P7"/>
      <text:p text:style-name="P9">Partie modèle</text:p>
      <text:p text:style-name="P7"/>
      <text:p text:style-name="P7">La classe problème, regroupe l'ensemble des scénarion du problème actuel.</text:p>
      <text:p text:style-name="P7">La classe est instancié par le biai de l'appel de la fonction ouvrirProblem( String chemin) retournant le problème chargé si le chemin de fichier a pus être lut et parser en un problème de voyageur de commerce. Dans le cas contraire la fonction lance un exception.</text:p>
      <text:p text:style-name="P7">Le constructeur est privé.</text:p>
      <text:p text:style-name="P7"/>
      <text:p text:style-name="P7">L'appel de la fonction résoudre sur ce problème, lance l'algorithme PHA par le bi<text:span text:style-name="T3">ai</text:span> d'une fonction static de la classe SolveurPHA.</text:p>
      <text:p text:style-name="P7"/>
      <text:p text:style-name="P8">La classe scénario représente une instance determinsite d'un problème de voyageur de commerce.</text:p>
      <text:p text:style-name="P8">La résolution de ce problème se fait par l'appel de la fonction résoudre,( qui fait appelle a la classe SolveurRecuit.)</text:p>
      <text:p text:style-name="P8">Une instance de scénario prossède deux solution, la solution de l'itération actuel, et la solution otpimal trouvé au travère des différentes itération du recuit.</text:p>
      <text:p text:style-name="P8"/>
      <text:p text:style-name="P8">Une instance de solution est une liste des différente arrète utilisé pour la solution, ainsi que le cout total de la solutio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FBX1095" svg:font-family="SFBX1095" style:font-family-generic="roman" style:font-pitch="variable"/>
    <style:font-face style:name="SFRM1095" svg:font-family="SFRM1095"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30S</meta:editing-duration>
    <meta:editing-cycles>5</meta:editing-cycles>
    <meta:generator>LibreOffice/5.0.2.2$Windows_x86 LibreOffice_project/37b43f919e4de5eeaca9b9755ed688758a8251fe</meta:generator>
    <dc:date>2016-01-05T09:18:02.594000000</dc:date>
    <meta:document-statistic meta:table-count="0" meta:image-count="0" meta:object-count="0" meta:page-count="1" meta:paragraph-count="22" meta:word-count="374" meta:character-count="2417" meta:non-whitespace-character-count="2064"/>
    <meta:user-defined meta:name="Info 1"/>
    <meta:user-defined meta:name="Info 2"/>
    <meta:user-defined meta:name="Info 3"/>
    <meta:user-defined meta:name="Info 4"/>
  </office:meta>
</office:document-meta>
</file>